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8e5d" officeooo:paragraph-rsid="001b8e5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6:07:57.487136900</meta:creation-date>
    <dc:date>2016-03-24T16:08:29.147849446</dc:date>
    <meta:editing-duration>PT3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1.3$Linux_X86_64 LibreOffice_project/10m0$Build-3</meta:generator>
  </office:meta>
</office:document-meta>
</file>